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cm"/>
    </style:style>
    <style:style style:name="gr9" style:family="graphic" style:parent-style-name="standard">
      <style:graphic-properties draw:stroke="none" svg:stroke-color="#000000" draw:fill="none" draw:fill-color="#ffffff" fo:min-height="0.0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1cm" fo:min-width="23.83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4.001cm" svg:height="3.679cm" svg:x="11.165cm" svg:y="2.419cm">
          <text:p text:style-name="P1">Crises/</text:p>
          <text:p text:style-name="P1">Challenges/</text:p>
          <text:p text:style-name="P1">Opportuniti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5.388cm" svg:height="4.292cm" svg:x="10.068cm" svg:y="14.777cm">
          <text:p text:style-name="P1">Status Scree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7.648cm" svg:height="5.388cm" svg:x="18.94cm" svg:y="7.163cm">
          <text:p text:style-name="P1">Win/Lose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131cm" svg:height="2.679cm" svg:x="10.101cm" svg:y="9.358cm">
          <text:p text:style-name="P1">Traveling Scre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4.55cm" svg:height="3.066cm" svg:x="1.613cm" svg:y="2.871cm">
          <text:p text:style-name="P1">Men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4.711cm" svg:height="4.292cm" svg:x="1.969cm" svg:y="12.325cm">
          <text:p text:style-name="P1">Character</text:p>
          <text:p text:style-name="P1">Cre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1.516cm" svg:height="1.516cm" svg:x="3.808cm" svg:y="8.16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3.888cm" svg:y1="5.937cm" svg:x2="4.566cm" svg:y2="8.164cm" draw:start-shape="id1" draw:start-glue-point="6" draw:end-shape="id2" draw:end-glue-point="4" svg:d="m3888 5937c0 1671 678 558 678 2227">
          <text:p/>
        </draw:connector>
        <draw:connector draw:style-name="gr4" draw:text-style-name="P1" draw:layer="layout" draw:type="curve" svg:x1="5.324cm" svg:y1="8.922cm" svg:x2="10.101cm" svg:y2="10.698cm" draw:start-shape="id2" draw:start-glue-point="7" draw:end-shape="id3" draw:end-glue-point="5" svg:d="m5324 8922c3583 0 1195 1776 4777 1776">
          <text:p text:style-name="P1">Continue</text:p>
        </draw:connector>
        <draw:connector draw:style-name="gr4" draw:text-style-name="P1" draw:layer="layout" draw:type="curve" svg:x1="4.566cm" svg:y1="9.68cm" svg:x2="4.325cm" svg:y2="12.325cm" draw:start-shape="id2" draw:start-glue-point="6" draw:end-shape="id4" draw:end-glue-point="4" svg:d="m4566 9680c0 1984-241 662-241 2645">
          <text:p text:style-name="P1">New</text:p>
        </draw:connector>
        <draw:connector draw:style-name="gr3" draw:text-style-name="P1" draw:layer="layout" draw:type="curve" svg:x1="6.68cm" svg:y1="14.471cm" svg:x2="10.101cm" svg:y2="10.697cm" draw:start-shape="id4" draw:start-glue-point="7" draw:end-shape="id3" svg:d="m6680 14471c2565 0 855-3774 3421-3774">
          <text:p/>
        </draw:connector>
        <draw:connector draw:style-name="gr3" draw:text-style-name="P1" draw:layer="layout" draw:type="curve" svg:x1="13.167cm" svg:y1="9.358cm" svg:x2="11.165cm" svg:y2="4.259cm" draw:start-shape="id3" draw:start-glue-point="4" draw:end-shape="id5" draw:end-glue-point="5" svg:d="m13167 9358c0-2445-1252-2037-1941-2701s-814-2398-61-2398">
          <text:p/>
        </draw:connector>
        <draw:connector draw:style-name="gr3" draw:text-style-name="P1" draw:layer="layout" draw:type="curve" svg:x1="15.166cm" svg:y1="4.259cm" svg:x2="13.167cm" svg:y2="9.358cm" draw:start-shape="id5" draw:start-glue-point="7" draw:end-shape="id3" draw:end-glue-point="4" svg:d="m15166 4259c751 0 626 1735-61 2398s-1938 256-1938 2701">
          <text:p/>
        </draw:connector>
        <draw:connector draw:style-name="gr3" draw:text-style-name="P1" draw:layer="layout" draw:type="curve" svg:x1="16.232cm" svg:y1="10.698cm" svg:x2="18.94cm" svg:y2="9.857cm" draw:start-shape="id3" draw:start-glue-point="7" draw:end-shape="id6" svg:d="m16232 10698c2031 0 677-841 2708-841">
          <text:p/>
        </draw:connector>
        <draw:connector draw:style-name="gr5" draw:text-style-name="P1" draw:layer="layout" draw:type="curve" svg:x1="13.167cm" svg:y1="12.037cm" svg:x2="12.762cm" svg:y2="14.777cm" draw:start-shape="id3" draw:start-glue-point="6" draw:end-shape="id7" draw:end-glue-point="4" svg:d="m13167 12037c0 2055-405 685-405 2740">
          <text:p/>
        </draw:connector>
        <draw:connector draw:style-name="gr3" draw:text-style-name="P1" draw:layer="layout" draw:type="curve" svg:x1="22.764cm" svg:y1="7.163cm" svg:x2="3.888cm" svg:y2="2.871cm" draw:start-shape="id6" draw:start-glue-point="4" draw:end-shape="id1" draw:end-glue-point="4" svg:d="m22764 7163c0-7189-18876-5043-18876-4292">
          <text:p/>
        </draw:connector>
      </draw:page>
      <draw:page draw:name="page2" draw:style-name="dp1" draw:master-page-name="Default">
        <draw:frame draw:style-name="gr6" draw:text-style-name="P2" draw:layer="layout" svg:width="3.385cm" svg:height="0.971cm" svg:x="1cm" svg:y="1cm">
          <draw:text-box>
            <text:p><text:span text:style-name="T1">End States:</text:span></text:p>
          </draw:text-box>
        </draw:frame>
        <draw:frame draw:style-name="gr6" draw:text-style-name="P2" draw:layer="layout" svg:width="10.323cm" svg:height="3.131cm" svg:x="1cm" svg:y="2.033cm">
          <draw:text-box>
            <text:p><text:span text:style-name="T1">Group reaches end of trail</text:span></text:p>
            <text:p><text:span text:style-name="T1">Group finds alternate end-point</text:span></text:p>
            <text:p><text:span text:style-name="T1">All Group members die</text:span></text:p>
            <text:p><text:span text:style-name="T1">Group morale drops too far (Gives up)</text:span></text:p>
          </draw:text-box>
        </draw:frame>
        <draw:frame draw:style-name="gr7" draw:text-style-name="P2" draw:layer="layout" svg:width="4.553cm" svg:height="1.197cm" svg:x="12.487cm" svg:y="1cm">
          <draw:text-box>
            <text:p><text:span text:style-name="T1">Character Stats:</text:span></text:p>
          </draw:text-box>
        </draw:frame>
        <draw:frame draw:style-name="gr6" draw:text-style-name="P2" draw:layer="layout" svg:width="3.326cm" svg:height="5.291cm" svg:x="12.487cm" svg:y="1.904cm">
          <draw:text-box>
            <text:p><text:span text:style-name="T1">Health</text:span></text:p>
            <text:p><text:span text:style-name="T1">Fight</text:span></text:p>
            <text:p><text:span text:style-name="T1">Speed</text:span></text:p>
            <text:p><text:span text:style-name="T1">Sneakiness</text:span></text:p>
            <text:p><text:span text:style-name="T1">Charm</text:span></text:p>
            <text:p><text:span text:style-name="T1">Smarts</text:span></text:p>
            <text:p><text:span text:style-name="T1">Awareness</text:span></text:p>
          </draw:text-box>
        </draw:frame>
      </draw:page>
      <draw:page draw:name="page3" draw:style-name="dp1" draw:master-page-name="Default">
        <draw:frame draw:style-name="gr8" draw:text-style-name="P3" draw:layer="layout" svg:width="3.093cm" svg:height="1.195cm" svg:x="1cm" svg:y="1cm">
          <draw:text-box>
            <text:p><text:span text:style-name="T2">Group:</text:span></text:p>
          </draw:text-box>
        </draw:frame>
        <draw:frame draw:style-name="gr6" draw:layer="layout" svg:width="18.477cm" svg:height="3.099cm" svg:x="1.969cm" svg:y="2.904cm">
          <draw:text-box>
            <text:p>A group is composed of characters that are together.</text:p>
            <text:p>A group has a location on a route.</text:p>
            <text:p>A group can be outdoors or indoors (affected by weather or not).</text:p>
            <text:p/>
          </draw:text-box>
        </draw:frame>
      </draw:page>
      <draw:page draw:name="page4" draw:style-name="dp1" draw:master-page-name="Default">
        <draw:frame draw:style-name="gr9" draw:layer="layout" svg:width="3.485cm" svg:height="0.963cm" svg:x="1cm" svg:y="1cm">
          <draw:text-box>
            <text:p>Character:</text:p>
          </draw:text-box>
        </draw:frame>
        <draw:frame draw:style-name="gr6" draw:layer="layout" svg:width="9.43cm" svg:height="0.963cm" svg:x="1cm" svg:y="2.097cm">
          <draw:text-box>
            <text:p>A character is always in a group</text:p>
          </draw:text-box>
        </draw:frame>
      </draw:page>
      <draw:page draw:name="page5" draw:style-name="dp1" draw:master-page-name="Default">
        <draw:frame draw:style-name="gr6" draw:layer="layout" svg:width="2.369cm" svg:height="0.963cm" svg:x="1.549cm" svg:y="2.645cm">
          <draw:text-box>
            <text:p>Route:</text:p>
          </draw:text-box>
        </draw:frame>
        <draw:frame draw:style-name="gr10" draw:layer="layout" svg:width="25.94cm" svg:height="4.523cm" svg:x="1cm" svg:y="6.259cm">
          <draw:text-box>
            <text:p>A route has locations on it, such as a hospital or a subway entrance.</text:p>
            <text:p>A route has features such as weather, zombies, and filth. These features effect the entire route.</text:p>
            <text:p>Features change over time based on pre-set ranges.</text:p>
            <text:p>Locations can contain other routes.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8T12:36:26.54</meta:creation-date>
    <dc:date>2012-12-30T17:25:03.96</dc:date>
    <meta:editing-duration>PT2H21M3S</meta:editing-duration>
    <meta:editing-cycles>2</meta:editing-cycles>
    <meta:generator>LibreOffice/3.6$Windows_x86 LibreOffice_project/932b512-69e3009-7a10e5c-fc86223-a55908</meta:generator>
    <meta:document-statistic meta:object-count="26"/>
  </office:meta>
</office:document-meta>
</file>